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at deg</text:p>
          </table:table-cell>
          <table:table-cell office:value-type="string" calcext:value-type="string">
            <text:p>Lat min</text:p>
          </table:table-cell>
          <table:table-cell office:value-type="string" calcext:value-type="string">
            <text:p>Long deg</text:p>
          </table:table-cell>
          <table:table-cell office:value-type="string" calcext:value-type="string">
            <text:p>Long min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E Entrance to Corinth Canal</text:p>
          </table:table-cell>
          <table:table-cell office:value-type="float" office:value="37" calcext:value-type="float">
            <text:p>37</text:p>
          </table:table-cell>
          <table:table-cell office:value-type="float" office:value="54.91" calcext:value-type="float">
            <text:p>54.91</text:p>
          </table:table-cell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.5M S of Ák Kóniki (Salamina SW End)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Marina Alimos (Kalamáki/Athens)</text:p>
          </table:table-cell>
          <table:table-cell office:value-type="float" office:value="37" calcext:value-type="float">
            <text:p>37</text:p>
          </table:table-cell>
          <table:table-cell office:value-type="float" office:value="54.67" calcext:value-type="float">
            <text:p>54.6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.5M S of W end of Gaidhouronsi</text:p>
          </table:table-cell>
          <table:table-cell office:value-type="float" office:value="37" calcext:value-type="float">
            <text:p>37</text:p>
          </table:table-cell>
          <table:table-cell office:value-type="float" office:value="38.45" calcext:value-type="float">
            <text:p>38.45</text:p>
          </table:table-cell>
          <table:table-cell office:value-type="float" office:value="23" calcext:value-type="float">
            <text:p>23</text:p>
          </table:table-cell>
          <table:table-cell office:value-type="float" office:value="56.04" calcext:value-type="float">
            <text:p>56.04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.25M S of temple of Sounion</text:p>
          </table:table-cell>
          <table:table-cell office:value-type="float" office:value="37" calcext:value-type="float">
            <text:p>37</text:p>
          </table:table-cell>
          <table:table-cell office:value-type="float" office:value="38.63" calcext:value-type="float">
            <text:p>38.63</text:p>
          </table:table-cell>
          <table:table-cell office:value-type="float" office:value="24" calcext:value-type="float">
            <text:p>24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.15M S of S end of Makronisos</text:p>
          </table:table-cell>
          <table:table-cell office:value-type="float" office:value="37" calcext:value-type="float">
            <text:p>37</text:p>
          </table:table-cell>
          <table:table-cell office:value-type="float" office:value="38.56" calcext:value-type="float">
            <text:p>38.56</text:p>
          </table:table-cell>
          <table:table-cell office:value-type="float" office:value="24" calcext:value-type="float">
            <text:p>2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.5M N of N Evraios</text:p>
          </table:table-cell>
          <table:table-cell office:value-type="float" office:value="37" calcext:value-type="float">
            <text:p>37</text:p>
          </table:table-cell>
          <table:table-cell office:value-type="float" office:value="52.2" calcext:value-type="float">
            <text:p>52.2</text:p>
          </table:table-cell>
          <table:table-cell office:value-type="float" office:value="23" calcext:value-type="float">
            <text:p>2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1M S of Åk Trelli (Ormos Sofikoú)</text:p>
          </table:table-cell>
          <table:table-cell office:value-type="float" office:value="37" calcext:value-type="float">
            <text:p>37</text:p>
          </table:table-cell>
          <table:table-cell office:value-type="float" office:value="44.49" calcext:value-type="float">
            <text:p>44.49</text:p>
          </table:table-cell>
          <table:table-cell office:value-type="float" office:value="23" calcext:value-type="float">
            <text:p>23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.25M N of N. Kira</text:p>
          </table:table-cell>
          <table:table-cell office:value-type="float" office:value="37" calcext:value-type="float">
            <text:p>37</text:p>
          </table:table-cell>
          <table:table-cell office:value-type="float" office:value="42.82" calcext:value-type="float">
            <text:p>42.82</text:p>
          </table:table-cell>
          <table:table-cell office:value-type="float" office:value="23" calcext:value-type="float">
            <text:p>23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.25M W of Åk Plakáia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5.7" calcext:value-type="float">
            <text:p>45.7</text:p>
          </table:table-cell>
          <table:table-cell office:value-type="float" office:value="23" calcext:value-type="float">
            <text:p>23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.75M E of Åk Tourios light</text:p>
          </table:table-cell>
          <table:table-cell office:value-type="float" office:value="37" calcext:value-type="float">
            <text:p>37</text:p>
          </table:table-cell>
          <table:table-cell office:value-type="float" office:value="45.73" calcext:value-type="float">
            <text:p>45.73</text:p>
          </table:table-cell>
          <table:table-cell office:value-type="float" office:value="23" calcext:value-type="float">
            <text:p>23</text:p>
          </table:table-cell>
          <table:table-cell office:value-type="float" office:value="34.91" calcext:value-type="float">
            <text:p>34.91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S End of Stenón Monis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1.26" calcext:value-type="float">
            <text:p>41.26</text:p>
          </table:table-cell>
          <table:table-cell office:value-type="float" office:value="23" calcext:value-type="float">
            <text:p>23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2-7</text:p>
          </table:table-cell>
          <table:table-cell office:value-type="string" calcext:value-type="string">
            <text:p>N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31.62" calcext:value-type="float">
            <text:p>31.62</text:p>
          </table:table-cell>
          <table:table-cell office:value-type="float" office:value="23" calcext:value-type="float">
            <text:p>23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SE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29.61" calcext:value-type="float">
            <text:p>29.61</text:p>
          </table:table-cell>
          <table:table-cell office:value-type="float" office:value="23" calcext:value-type="float">
            <text:p>23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S end of Tselevina Channel</text:p>
          </table:table-cell>
          <table:table-cell office:value-type="float" office:value="37" calcext:value-type="float">
            <text:p>37</text:p>
          </table:table-cell>
          <table:table-cell office:value-type="float" office:value="26.05" calcext:value-type="float">
            <text:p>26.05</text:p>
          </table:table-cell>
          <table:table-cell office:value-type="float" office:value="23" calcext:value-type="float">
            <text:p>23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 table:number-rows-repeated="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table:formula="of:=CONCATENATE([$Sheet1.A2];&quot; &quot;;[$Sheet1.B2])" office:value-type="string" office:string-value="1-1 E Entrance to Corinth Canal" calcext:value-type="string">
            <text:p>1-1 E Entrance to Corinth Canal</text:p>
          </table:table-cell>
          <table:table-cell table:formula="of:=[$Sheet1.C2]+([$Sheet1.D2]/60)" office:value-type="float" office:value="37.9151666666667" calcext:value-type="float">
            <text:p>37.9151666666667</text:p>
          </table:table-cell>
          <table:table-cell table:formula="of:=[$Sheet1.E2]+([$Sheet1.F2]/60)" office:value-type="float" office:value="23.0113333333333" calcext:value-type="float">
            <text:p>23.0113333333333</text:p>
          </table:table-cell>
        </table:table-row>
        <table:table-row table:style-name="ro1">
          <table:table-cell table:formula="of:=CONCATENATE([$Sheet1.A3];&quot; &quot;;[$Sheet1.B3])" office:value-type="string" office:string-value="1-2 0.5M S of Ák Kóniki (Salamina SW End)" calcext:value-type="string">
            <text:p>1-2 0.5M S of Ák Kóniki (Salamina SW End)</text:p>
          </table:table-cell>
          <table:table-cell table:formula="of:=[$Sheet1.C3]+([$Sheet1.D3]/60)" office:value-type="float" office:value="37.8666666666667" calcext:value-type="float">
            <text:p>37.8666666666667</text:p>
          </table:table-cell>
          <table:table-cell table:formula="of:=[$Sheet1.E3]+([$Sheet1.F3]/60)" office:value-type="float" office:value="23.4533333333333" calcext:value-type="float">
            <text:p>23.4533333333333</text:p>
          </table:table-cell>
        </table:table-row>
        <table:table-row table:style-name="ro1">
          <table:table-cell table:formula="of:=CONCATENATE([$Sheet1.A4];&quot; &quot;;[$Sheet1.B4])" office:value-type="string" office:string-value="1-3 Marina Alimos (Kalamáki/Athens)" calcext:value-type="string">
            <text:p>1-3 Marina Alimos (Kalamáki/Athens)</text:p>
          </table:table-cell>
          <table:table-cell table:formula="of:=[$Sheet1.C4]+([$Sheet1.D4]/60)" office:value-type="float" office:value="37.9111666666667" calcext:value-type="float">
            <text:p>37.9111666666667</text:p>
          </table:table-cell>
          <table:table-cell table:formula="of:=[$Sheet1.E4]+([$Sheet1.F4]/60)" office:value-type="float" office:value="23.7" calcext:value-type="float">
            <text:p>23.7</text:p>
          </table:table-cell>
        </table:table-row>
        <table:table-row table:style-name="ro1">
          <table:table-cell table:formula="of:=CONCATENATE([$Sheet1.A5];&quot; &quot;;[$Sheet1.B5])" office:value-type="string" office:string-value="1-4 0.5M S of W end of Gaidhouronsi" calcext:value-type="string">
            <text:p>1-4 0.5M S of W end of Gaidhouronsi</text:p>
          </table:table-cell>
          <table:table-cell table:formula="of:=[$Sheet1.C5]+([$Sheet1.D5]/60)" office:value-type="float" office:value="37.6408333333333" calcext:value-type="float">
            <text:p>37.6408333333333</text:p>
          </table:table-cell>
          <table:table-cell table:formula="of:=[$Sheet1.E5]+([$Sheet1.F5]/60)" office:value-type="float" office:value="23.934" calcext:value-type="float">
            <text:p>23.934</text:p>
          </table:table-cell>
        </table:table-row>
        <table:table-row table:style-name="ro1">
          <table:table-cell table:formula="of:=CONCATENATE([$Sheet1.A6];&quot; &quot;;[$Sheet1.B6])" office:value-type="string" office:string-value="1-5 0.25M S of temple of Sounion" calcext:value-type="string">
            <text:p>1-5 0.25M S of temple of Sounion</text:p>
          </table:table-cell>
          <table:table-cell table:formula="of:=[$Sheet1.C6]+([$Sheet1.D6]/60)" office:value-type="float" office:value="37.6438333333333" calcext:value-type="float">
            <text:p>37.6438333333333</text:p>
          </table:table-cell>
          <table:table-cell table:formula="of:=[$Sheet1.E6]+([$Sheet1.F6]/60)" office:value-type="float" office:value="24.0218333333333" calcext:value-type="float">
            <text:p>24.0218333333333</text:p>
          </table:table-cell>
        </table:table-row>
        <table:table-row table:style-name="ro1">
          <table:table-cell table:formula="of:=CONCATENATE([$Sheet1.A7];&quot; &quot;;[$Sheet1.B7])" office:value-type="string" office:string-value="1-6 0.15M S of S end of Makronisos" calcext:value-type="string">
            <text:p>1-6 0.15M S of S end of Makronisos</text:p>
          </table:table-cell>
          <table:table-cell table:formula="of:=[$Sheet1.C7]+([$Sheet1.D7]/60)" office:value-type="float" office:value="37.6426666666667" calcext:value-type="float">
            <text:p>37.6426666666667</text:p>
          </table:table-cell>
          <table:table-cell table:formula="of:=[$Sheet1.E7]+([$Sheet1.F7]/60)" office:value-type="float" office:value="24.1041666666667" calcext:value-type="float">
            <text:p>24.1041666666667</text:p>
          </table:table-cell>
        </table:table-row>
        <table:table-row table:style-name="ro1">
          <table:table-cell table:formula="of:=CONCATENATE([$Sheet1.A8];&quot; &quot;;[$Sheet1.B8])" office:value-type="string" office:string-value="2-1 0.5M N of N Evraios" calcext:value-type="string">
            <text:p>2-1 0.5M N of N Evraios</text:p>
          </table:table-cell>
          <table:table-cell table:formula="of:=[$Sheet1.C8]+([$Sheet1.D8]/60)" office:value-type="float" office:value="37.87" calcext:value-type="float">
            <text:p>37.87</text:p>
          </table:table-cell>
          <table:table-cell table:formula="of:=[$Sheet1.E8]+([$Sheet1.F8]/60)" office:value-type="float" office:value="23.1433333333333" calcext:value-type="float">
            <text:p>23.1433333333333</text:p>
          </table:table-cell>
        </table:table-row>
        <table:table-row table:style-name="ro1">
          <table:table-cell table:formula="of:=CONCATENATE([$Sheet1.A9];&quot; &quot;;[$Sheet1.B9])" office:value-type="string" office:string-value="2-2 1M S of Åk Trelli (Ormos Sofikoú)" calcext:value-type="string">
            <text:p>2-2 1M S of Åk Trelli (Ormos Sofikoú)</text:p>
          </table:table-cell>
          <table:table-cell table:formula="of:=[$Sheet1.C9]+([$Sheet1.D9]/60)" office:value-type="float" office:value="37.7415" calcext:value-type="float">
            <text:p>37.7415</text:p>
          </table:table-cell>
          <table:table-cell table:formula="of:=[$Sheet1.E9]+([$Sheet1.F9]/60)" office:value-type="float" office:value="23.1488333333333" calcext:value-type="float">
            <text:p>23.1488333333333</text:p>
          </table:table-cell>
        </table:table-row>
        <table:table-row table:style-name="ro1">
          <table:table-cell table:formula="of:=CONCATENATE([$Sheet1.A10];&quot; &quot;;[$Sheet1.B10])" office:value-type="string" office:string-value="2-3 0.25M N of N. Kira" calcext:value-type="string">
            <text:p>2-3 0.25M N of N. Kira</text:p>
          </table:table-cell>
          <table:table-cell table:formula="of:=[$Sheet1.C10]+([$Sheet1.D10]/60)" office:value-type="float" office:value="37.7136666666667" calcext:value-type="float">
            <text:p>37.7136666666667</text:p>
          </table:table-cell>
          <table:table-cell table:formula="of:=[$Sheet1.E10]+([$Sheet1.F10]/60)" office:value-type="float" office:value="23.273" calcext:value-type="float">
            <text:p>23.273</text:p>
          </table:table-cell>
        </table:table-row>
        <table:table-row table:style-name="ro1">
          <table:table-cell table:formula="of:=CONCATENATE([$Sheet1.A11];&quot; &quot;;[$Sheet1.B11])" office:value-type="string" office:string-value="2-4 0.25M W of Åk Plakáia (Aigina)" calcext:value-type="string">
            <text:p>2-4 0.25M W of Åk Plakáia (Aigina)</text:p>
          </table:table-cell>
          <table:table-cell table:formula="of:=[$Sheet1.C11]+([$Sheet1.D11]/60)" office:value-type="float" office:value="37.7616666666667" calcext:value-type="float">
            <text:p>37.7616666666667</text:p>
          </table:table-cell>
          <table:table-cell table:formula="of:=[$Sheet1.E11]+([$Sheet1.F11]/60)" office:value-type="float" office:value="23.4128333333333" calcext:value-type="float">
            <text:p>23.4128333333333</text:p>
          </table:table-cell>
        </table:table-row>
        <table:table-row table:style-name="ro1">
          <table:table-cell table:formula="of:=CONCATENATE([$Sheet1.A12];&quot; &quot;;[$Sheet1.B12])" office:value-type="string" office:string-value="2-5 0.75M E of Åk Tourios light" calcext:value-type="string">
            <text:p>2-5 0.75M E of Åk Tourios light</text:p>
          </table:table-cell>
          <table:table-cell table:formula="of:=[$Sheet1.C12]+([$Sheet1.D12]/60)" office:value-type="float" office:value="37.7621666666667" calcext:value-type="float">
            <text:p>37.7621666666667</text:p>
          </table:table-cell>
          <table:table-cell table:formula="of:=[$Sheet1.E12]+([$Sheet1.F12]/60)" office:value-type="float" office:value="23.5818333333333" calcext:value-type="float">
            <text:p>23.5818333333333</text:p>
          </table:table-cell>
        </table:table-row>
        <table:table-row table:style-name="ro1">
          <table:table-cell table:formula="of:=CONCATENATE([$Sheet1.A13];&quot; &quot;;[$Sheet1.B13])" office:value-type="string" office:string-value="2-6 S End of Stenón Monis (Aigina)" calcext:value-type="string">
            <text:p>2-6 S End of Stenón Monis (Aigina)</text:p>
          </table:table-cell>
          <table:table-cell table:formula="of:=[$Sheet1.C13]+([$Sheet1.D13]/60)" office:value-type="float" office:value="37.6876666666667" calcext:value-type="float">
            <text:p>37.6876666666667</text:p>
          </table:table-cell>
          <table:table-cell table:formula="of:=[$Sheet1.E13]+([$Sheet1.F13]/60)" office:value-type="float" office:value="23.447" calcext:value-type="float">
            <text:p>23.447</text:p>
          </table:table-cell>
        </table:table-row>
        <table:table-row table:style-name="ro1">
          <table:table-cell table:formula="of:=CONCATENATE([$Sheet1.A14];&quot; &quot;;[$Sheet1.B14])" office:value-type="string" office:string-value="2-7 N Channel in to Poros" calcext:value-type="string">
            <text:p>2-7 N Channel in to Poros</text:p>
          </table:table-cell>
          <table:table-cell table:formula="of:=[$Sheet1.C14]+([$Sheet1.D14]/60)" office:value-type="float" office:value="37.527" calcext:value-type="float">
            <text:p>37.527</text:p>
          </table:table-cell>
          <table:table-cell table:formula="of:=[$Sheet1.E14]+([$Sheet1.F14]/60)" office:value-type="float" office:value="23.4218333333333" calcext:value-type="float">
            <text:p>23.4218333333333</text:p>
          </table:table-cell>
        </table:table-row>
        <table:table-row table:style-name="ro1">
          <table:table-cell table:formula="of:=CONCATENATE([$Sheet1.A15];&quot; &quot;;[$Sheet1.B15])" office:value-type="string" office:string-value="2-8 SE Channel in to Poros" calcext:value-type="string">
            <text:p>2-8 SE Channel in to Poros</text:p>
          </table:table-cell>
          <table:table-cell table:formula="of:=[$Sheet1.C15]+([$Sheet1.D15]/60)" office:value-type="float" office:value="37.4935" calcext:value-type="float">
            <text:p>37.4935</text:p>
          </table:table-cell>
          <table:table-cell table:formula="of:=[$Sheet1.E15]+([$Sheet1.F15]/60)" office:value-type="float" office:value="23.4623333333333" calcext:value-type="float">
            <text:p>23.4623333333333</text:p>
          </table:table-cell>
        </table:table-row>
        <table:table-row table:style-name="ro1">
          <table:table-cell table:formula="of:=CONCATENATE([$Sheet1.A16];&quot; &quot;;[$Sheet1.B16])" office:value-type="string" office:string-value="2-9 S end of Tselevina Channel" calcext:value-type="string">
            <text:p>2-9 S end of Tselevina Channel</text:p>
          </table:table-cell>
          <table:table-cell table:formula="of:=[$Sheet1.C16]+([$Sheet1.D16]/60)" office:value-type="float" office:value="37.4341666666667" calcext:value-type="float">
            <text:p>37.4341666666667</text:p>
          </table:table-cell>
          <table:table-cell table:formula="of:=[$Sheet1.E16]+([$Sheet1.F16]/60)" office:value-type="float" office:value="23.5358333333333" calcext:value-type="float">
            <text:p>23.5358333333333</text:p>
          </table:table-cell>
        </table:table-row>
        <table:table-row table:style-name="ro1">
          <table:table-cell table:formula="of:=CONCATENATE([$Sheet1.A17];&quot; &quot;;[$Sheet1.B17])" office:value-type="string" office:string-value=" " calcext:value-type="string">
            <text:p><text:s/></text:p>
          </table:table-cell>
          <table:table-cell table:formula="of:=CONCATENATE([$Sheet1.B17];&quot; &quot;;[$Sheet1.C17])" office:value-type="string" office:string-value=" " calcext:value-type="string">
            <text:p><text:s/></text:p>
          </table:table-cell>
          <table:table-cell table:formula="of:=CONCATENATE([$Sheet1.C17];&quot; &quot;;[$Sheet1.D17])" office:value-type="string" office:string-value=" " calcext:value-type="string">
            <text:p><text:s/></text:p>
          </table:table-cell>
        </table:table-row>
        <table:table-row table:style-name="ro1">
          <table:table-cell table:formula="of:=CONCATENATE([$Sheet1.A18];&quot; &quot;;[$Sheet1.B18])" office:value-type="string" office:string-value=" " calcext:value-type="string">
            <text:p><text:s/></text:p>
          </table:table-cell>
          <table:table-cell table:formula="of:=CONCATENATE([$Sheet1.B18];&quot; &quot;;[$Sheet1.C18])" office:value-type="string" office:string-value=" " calcext:value-type="string">
            <text:p><text:s/></text:p>
          </table:table-cell>
          <table:table-cell table:formula="of:=CONCATENATE([$Sheet1.C18];&quot; &quot;;[$Sheet1.D18])" office:value-type="string" office:string-value=" " calcext:value-type="string">
            <text:p><text:s/></text:p>
          </table:table-cell>
        </table:table-row>
        <table:table-row table:style-name="ro1">
          <table:table-cell table:formula="of:=CONCATENATE([$Sheet1.A19];&quot; &quot;;[$Sheet1.B19])" office:value-type="string" office:string-value=" " calcext:value-type="string">
            <text:p><text:s/></text:p>
          </table:table-cell>
          <table:table-cell table:formula="of:=CONCATENATE([$Sheet1.B19];&quot; &quot;;[$Sheet1.C19])" office:value-type="string" office:string-value=" " calcext:value-type="string">
            <text:p><text:s/></text:p>
          </table:table-cell>
          <table:table-cell table:formula="of:=CONCATENATE([$Sheet1.C19];&quot; &quot;;[$Sheet1.D19])" office:value-type="string" office:string-value=" 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36:50.322363198</meta:creation-date>
    <dc:date>2023-02-03T12:44:34.906762859</dc:date>
    <meta:editing-duration>PT34M22S</meta:editing-duration>
    <meta:editing-cycles>3</meta:editing-cycles>
    <meta:generator>LibreOffice/7.4.4.2$Linux_X86_64 LibreOffice_project/40$Build-2</meta:generator>
    <meta:document-statistic meta:table-count="2" meta:cell-count="153" meta:object-count="0"/>
  </office:meta>
</office:document-meta>
</file>